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cc33" draw:marker-start-width="0.321cm" draw:marker-end-width="0.321cm" draw:fill-color="#00cc33" draw:textarea-horizontal-align="justify" draw:textarea-vertical-align="middle" draw:auto-grow-height="false" fo:min-height="2.084cm" fo:min-width="1.834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ff0066" draw:marker-start-width="0.321cm" draw:marker-end-width="0.321cm" draw:fill-color="#ff0066" draw:textarea-horizontal-align="justify" draw:textarea-vertical-align="middle" draw:auto-grow-height="false" fo:min-height="2.004cm" fo:min-width="1.754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084cm" fo:min-width="1.834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ff" draw:marker-start-width="0.321cm" draw:marker-end-width="0.321cm" draw:fill-color="#0000ff" draw:textarea-horizontal-align="justify" draw:textarea-vertical-align="middle" draw:auto-grow-height="false" fo:min-height="2.004cm" fo:min-width="1.754cm" fo:padding-top="0.165cm" fo:padding-bottom="0.165cm" fo:padding-left="0.29cm" fo:padding-right="0.29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0.6cm"/>
    </style:style>
    <style:style style:name="gr6" style:family="graphic" style:parent-style-name="standard">
      <style:graphic-properties draw:stroke="none" svg:stroke-color="#000000" draw:fill="none" draw:fill-color="#ffffff" fo:min-height="0.949cm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004cm" fo:min-width="1.754cm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top" draw:auto-grow-height="false" fo:min-height="1.044cm" fo:min-width="8.094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ff0000" draw:marker-start-width="0.359cm" draw:marker-end-width="0.359cm" svg:stroke-opacity="70%" draw:fill="none" draw:fill-color="#ff0000" draw:textarea-horizontal-align="justify" draw:textarea-vertical-align="middle" draw:auto-grow-height="false" fo:min-height="9.244cm" fo:min-width="7.594cm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0000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draw:stroke="dash" draw:stroke-dash="Ultrafine_20_2_20_Dots_20_3_20_Dashes" svg:stroke-width="0.212cm" svg:stroke-color="#ff000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-color="#00cc33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ff0066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0000ff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-color="#ffffff"/>
      <style:paragraph-properties fo:text-align="center"/>
      <style:text-properties fo:color="#00cc00" fo:font-weight="bold" style:font-weight-asian="bold" style:font-weight-complex="bold"/>
    </style:style>
    <style:style style:name="P7" style:family="paragraph">
      <loext:graphic-properties draw:fill-color="#ffffff"/>
      <style:paragraph-properties fo:text-align="center"/>
      <style:text-properties fo:color="#0000ff" fo:font-weight="bold" style:font-weight-asian="bold" style:font-weight-complex="bold"/>
    </style:style>
    <style:style style:name="P8" style:family="paragraph">
      <loext:graphic-properties draw:fill-color="#ffffff"/>
      <style:paragraph-properties fo:text-align="center"/>
      <style:text-properties fo:color="#ff0066" fo:font-weight="bold" style:font-weight-asian="bold" style:font-weight-complex="bold"/>
    </style:style>
    <style:style style:name="P9" style:family="paragraph"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start"/>
      <style:text-properties fo:font-size="14pt" style:font-size-asian="14pt" style:font-size-complex="14pt"/>
    </style:style>
    <style:style style:name="P13" style:family="paragraph">
      <loext:graphic-properties draw:fill-color="#ffffff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="none" draw:fill-color="#ff0000"/>
      <style:paragraph-properties fo:text-align="center"/>
    </style:style>
    <style:style style:name="P15" style:family="paragraph">
      <style:text-properties fo:color="#ff0000"/>
    </style:style>
    <style:style style:name="P16" style:family="paragraph">
      <loext:graphic-properties draw:fill="none" draw:fill-color="#ff0000"/>
      <style:text-properties fo:color="#ff0000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cc00" fo:font-weight="bold" style:font-weight-asian="bold" style:font-weight-complex="bold"/>
    </style:style>
    <style:style style:name="T4" style:family="text">
      <style:text-properties fo:color="#0000ff" fo:font-weight="bold" style:font-weight-asian="bold" style:font-weight-complex="bold"/>
    </style:style>
    <style:style style:name="T5" style:family="text">
      <style:text-properties fo:color="#ff0066" fo:font-weight="bold" style:font-weight-asian="bold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3cm" svg:height="3.3cm" svg:x="14.5cm" svg:y="16.8cm">
          <text:p text:style-name="P1"><text:span text:style-name="T1">RES1</text:span></text:p>
          <text:p text:style-name="P1"><text:span text:style-name="T2">Cpt = 2 3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3cm" svg:height="3.3cm" svg:x="15cm" svg:y="12cm">
          <text:p text:style-name="P1"><text:span text:style-name="T1">RES3</text:span></text:p>
          <text:p text:style-name="P1"><text:span text:style-name="T2">Cpt = 5 6 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3cm" svg:height="3.3cm" svg:x="7.5cm" svg:y="6.9cm">
          <text:p text:style-name="P1"><text:span text:style-name="T1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3.3cm" svg:height="3.3cm" svg:x="5.1cm" svg:y="13.4cm">
          <text:p text:style-name="P1"><text:span text:style-name="T1">RES2</text:span></text:p>
          <text:p text:style-name="P1"><text:span text:style-name="T2">Cpt = 7 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1cm" svg:height="1cm" svg:x="3.8cm" svg:y="8.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1cm" svg:height="1cm" svg:x="4.9cm" svg:y="8.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cm" svg:height="1cm" svg:x="6cm" svg:y="8.1cm">
          <text:p text:style-name="P1"><text:span text:style-name="T5">5</text:span>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4cm" svg:height="1.199cm" svg:x="3.6cm" svg:y="6.8cm">
          <draw:text-box>
            <text:p text:style-name="P9"><text:span text:style-name="T6">Vecteur de compteurs de S1</text:span></text:p>
          </draw:text-box>
        </draw:frame>
        <draw:custom-shape draw:style-name="gr7" draw:text-style-name="P4" draw:layer="layout" svg:width="3.3cm" svg:height="3.3cm" svg:x="3.7cm" svg:y="19.4cm">
          <text:p text:style-name="P1"><text:span text:style-name="T1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.3cm" svg:height="3.3cm" svg:x="14cm" svg:y="14.4cm">
          <text:p text:style-name="P1"><text:span text:style-name="T1">S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1" draw:layer="layout" svg:x1="16.1cm" svg:y1="18.4cm" svg:x2="16.7cm" svg:y2="19.1cm">
          <text:p/>
        </draw:line>
        <draw:line draw:style-name="gr8" draw:text-style-name="P11" draw:layer="layout" svg:x1="16.1cm" svg:y1="19.1cm" svg:x2="16.7cm" svg:y2="18.4cm">
          <text:p/>
        </draw:line>
        <draw:line draw:style-name="gr8" draw:text-style-name="P11" draw:layer="layout" svg:x1="16.7cm" svg:y1="18.4cm" svg:x2="17.3cm" svg:y2="19.1cm">
          <text:p/>
        </draw:line>
        <draw:line draw:style-name="gr8" draw:text-style-name="P11" draw:layer="layout" svg:x1="16.7cm" svg:y1="19.1cm" svg:x2="17.3cm" svg:y2="18.4cm">
          <text:p/>
        </draw:line>
        <draw:line draw:style-name="gr8" draw:text-style-name="P11" draw:layer="layout" svg:x1="16.6cm" svg:y1="13.6cm" svg:x2="17.2cm" svg:y2="14.3cm">
          <text:p/>
        </draw:line>
        <draw:line draw:style-name="gr8" draw:text-style-name="P11" draw:layer="layout" svg:x1="16.6cm" svg:y1="14.3cm" svg:x2="17.2cm" svg:y2="13.6cm">
          <text:p/>
        </draw:line>
        <draw:line draw:style-name="gr8" draw:text-style-name="P11" draw:layer="layout" svg:x1="17.2cm" svg:y1="13.6cm" svg:x2="17.8cm" svg:y2="14.3cm">
          <text:p/>
        </draw:line>
        <draw:line draw:style-name="gr8" draw:text-style-name="P11" draw:layer="layout" svg:x1="17.2cm" svg:y1="14.3cm" svg:x2="17.8cm" svg:y2="13.6cm">
          <text:p/>
        </draw:line>
        <draw:line draw:style-name="gr8" draw:text-style-name="P11" draw:layer="layout" svg:x1="7cm" svg:y1="15cm" svg:x2="7.6cm" svg:y2="15.7cm">
          <text:p/>
        </draw:line>
        <draw:line draw:style-name="gr8" draw:text-style-name="P11" draw:layer="layout" svg:x1="7cm" svg:y1="15.7cm" svg:x2="7.6cm" svg:y2="15cm">
          <text:p/>
        </draw:line>
        <draw:custom-shape draw:style-name="gr5" draw:text-style-name="P6" draw:layer="layout" svg:width="1.1cm" svg:height="1cm" svg:x="3.8cm" svg:y="8.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1cm" svg:height="1cm" svg:x="4.9cm" svg:y="8.1cm">
          <text:p text:style-name="P1"><text:span text:style-name="T4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.1cm" svg:height="1cm" svg:x="6cm" svg:y="8.1cm">
          <text:p text:style-name="P1"><text:span text:style-name="T5">6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1cm" svg:height="1cm" svg:x="7.4cm" svg:y="21.3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1cm" svg:height="1cm" svg:x="8.5cm" svg:y="21.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cm" svg:height="1cm" svg:x="9.6cm" svg:y="21.3cm">
          <text:p text:style-name="P1"><text:span text:style-name="T5">5</text:span>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4cm" svg:height="1.199cm" svg:x="7.2cm" svg:y="20cm">
          <draw:text-box>
            <text:p text:style-name="P9"><text:span text:style-name="T6">Vecteur de compteurs de S2</text:span></text:p>
          </draw:text-box>
        </draw:frame>
        <draw:custom-shape draw:style-name="gr5" draw:text-style-name="P6" draw:layer="layout" svg:width="1.1cm" svg:height="1cm" svg:x="7.4cm" svg:y="21.3cm">
          <text:p text:style-name="P1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1cm" svg:height="1cm" svg:x="8.5cm" svg:y="21.3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cm" svg:height="1cm" svg:x="9.6cm" svg:y="21.3cm">
          <text:p text:style-name="P1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1cm" svg:height="1cm" svg:x="17.8cm" svg:y="16.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1cm" svg:height="1cm" svg:x="18.9cm" svg:y="16.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cm" svg:height="1cm" svg:x="20cm" svg:y="16.1cm">
          <text:p text:style-name="P1"><text:span text:style-name="T5">5</text:span>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4cm" svg:height="1.199cm" svg:x="17.6cm" svg:y="14.8cm">
          <draw:text-box>
            <text:p text:style-name="P9"><text:span text:style-name="T6">Vecteur de compteurs de S3</text:span></text:p>
          </draw:text-box>
        </draw:frame>
        <draw:custom-shape draw:style-name="gr5" draw:text-style-name="P6" draw:layer="layout" svg:width="1.1cm" svg:height="1cm" svg:x="17.8cm" svg:y="16.1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1cm" svg:height="1cm" svg:x="18.9cm" svg:y="16.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cm" svg:height="1cm" svg:x="20cm" svg:y="16.1cm">
          <text:p text:style-name="P1"><text:span text:style-name="T5">5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8.7cm" svg:height="1.4cm" svg:x="13.2cm" svg:y="4.6cm">
          <text:p text:style-name="P12"><text:span text:style-name="T7">Règle appliquée sur les vecteurs : </text:span></text:p>
          <text:p text:style-name="P12"><text:span text:style-name="T8">Moyenne des valeurs non nulles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8.2cm" svg:height="9.6cm" svg:x="13.4cm" svg:y="11.4cm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7.597cm" svg:height="0.962cm" svg:x="14.103cm" svg:y="7.9cm">
          <draw:text-box>
            <text:p text:style-name="P15"><text:span text:style-name="T1">EN SECTION CRITIQUE</text:span></text:p>
          </draw:text-box>
        </draw:frame>
        <draw:line draw:style-name="gr12" draw:text-style-name="P11" draw:layer="layout" svg:x1="17.6cm" svg:y1="8.9cm" svg:x2="17.9cm" svg:y2="11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8T13:48:44.887752278</meta:creation-date>
    <meta:generator>LibreOffice/5.2.7.2$Linux_X86_64 LibreOffice_project/20m0$Build-2</meta:generator>
    <dc:date>2019-03-08T14:55:16.589699355</dc:date>
    <meta:editing-duration>PT59M5S</meta:editing-duration>
    <meta:editing-cycles>24</meta:editing-cycles>
    <meta:document-statistic meta:object-count="41"/>
  </office:meta>
</office:document-meta>
</file>